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5cm" fo:min-width="6.1cm"/>
    </style:style>
    <style:style style:name="gr2" style:family="graphic" style:parent-style-name="standard">
      <style:graphic-properties draw:textarea-horizontal-align="justify" draw:textarea-vertical-align="middle" draw:auto-grow-height="false" fo:min-height="8.8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7.15cm" fo:min-width="7.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6cm" svg:height="7.2cm" svg:x="2cm" svg:y="5.4cm">
          <text:p text:style-name="P1">Documentos</text:p>
          <text:p text:style-name="P2">Id | nomb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9.1cm" svg:x="7.2cm" svg:y="13.7cm">
          <text:p text:style-name="P1">Documentos x palabras</text:p>
          <text:p text:style-name="P1">Doc | palabra</text:p>
          <text:p text:style-name="P1">Palabra | doc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7.4cm" svg:x="11.1cm" svg:y="4.1cm">
          <text:p text:style-name="P1">Palabras</text:p>
          <text:p text:style-name="P1">Id | nombre | tfmax | nr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9.1cm" svg:x="-5.1cm" svg:y="15.6cm">
          <text:p text:style-name="P1">Indice </text:p>
          <text:p text:style-name="P1">Palabra | tf | doc</text:p>
          <text:p text:style-name="P1">1, 3, 2</text:p>
          <text:p text:style-name="P1">1 , 2, 1</text:p>
          <text:p text:style-name="P1"/>
          <text:p text:style-name="P1">2, 1, 1</text:p>
          <text:p text:style-name="P1">3, 1, 1</text:p>
          <text:p text:style-name="P1">…</text:p>
          <text:p text:style-name="P1">1, 3,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7T17:07:40.272293253</meta:creation-date>
    <dc:date>2021-03-27T17:33:52.351683541</dc:date>
    <meta:editing-duration>PT5M51S</meta:editing-duration>
    <meta:editing-cycles>1</meta:editing-cycles>
    <meta:document-statistic meta:object-count="4"/>
    <meta:generator>LibreOffice/6.0.7.3$Linux_X86_64 LibreOffice_project/00m0$Build-3</meta:generator>
  </office:meta>
</office:document-meta>
</file>